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6801" officeooo:paragraph-rsid="001768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8002" officeooo:paragraph-rsid="001a800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7032" officeooo:paragraph-rsid="002abb3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38d93" officeooo:paragraph-rsid="00238d9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8a3e1" officeooo:paragraph-rsid="0018a3e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b5607" officeooo:paragraph-rsid="002b5607" style:font-weight-asian="bold" style:font-weight-complex="bold"/>
    </style:style>
    <style:style style:name="P8" style:family="paragraph" style:parent-style-name="Standard">
      <style:text-properties officeooo:rsid="0018a3e1" officeooo:paragraph-rsid="0018a3e1"/>
    </style:style>
    <style:style style:name="P9" style:family="paragraph" style:parent-style-name="Standard">
      <style:text-properties officeooo:rsid="001a8002" officeooo:paragraph-rsid="001a8002"/>
    </style:style>
    <style:style style:name="P10" style:family="paragraph" style:parent-style-name="Standard">
      <style:paragraph-properties fo:text-align="center" style:justify-single-word="false"/>
      <style:text-properties officeooo:rsid="001a8002" officeooo:paragraph-rsid="002528ed"/>
    </style:style>
    <style:style style:name="P11" style:family="paragraph" style:parent-style-name="Standard">
      <style:paragraph-properties fo:text-align="center" style:justify-single-word="false"/>
      <style:text-properties officeooo:rsid="001a8002" officeooo:paragraph-rsid="002598c7"/>
    </style:style>
    <style:style style:name="P12" style:family="paragraph" style:parent-style-name="Standard">
      <style:paragraph-properties fo:text-align="center" style:justify-single-word="false"/>
      <style:text-properties officeooo:rsid="001a8002" officeooo:paragraph-rsid="00272c2e"/>
    </style:style>
    <style:style style:name="P13" style:family="paragraph" style:parent-style-name="Standard">
      <style:paragraph-properties fo:text-align="center" style:justify-single-word="false"/>
      <style:text-properties officeooo:paragraph-rsid="00238d93"/>
    </style:style>
    <style:style style:name="P14" style:family="paragraph" style:parent-style-name="Standard">
      <style:paragraph-properties fo:text-align="center" style:justify-single-word="false"/>
      <style:text-properties officeooo:paragraph-rsid="002abb3f"/>
    </style:style>
    <style:style style:name="P15" style:family="paragraph" style:parent-style-name="Standard">
      <style:text-properties officeooo:rsid="002b5607" officeooo:paragraph-rsid="002b5607"/>
    </style:style>
    <style:style style:name="P16" style:family="paragraph" style:parent-style-name="Standard">
      <style:text-properties officeooo:rsid="002c601a" officeooo:paragraph-rsid="002c601a"/>
    </style:style>
    <style:style style:name="P17" style:family="paragraph" style:parent-style-name="Standard">
      <style:text-properties officeooo:rsid="002b5607" officeooo:paragraph-rsid="002b5607"/>
    </style:style>
    <style:style style:name="P18" style:family="paragraph" style:parent-style-name="Standard">
      <style:text-properties officeooo:rsid="002c601a" officeooo:paragraph-rsid="002c601a"/>
    </style:style>
    <style:style style:name="P19" style:family="paragraph" style:parent-style-name="Standard">
      <style:text-properties officeooo:paragraph-rsid="001a8002"/>
    </style:style>
    <style:style style:name="P20" style:family="paragraph" style:parent-style-name="Standard">
      <style:text-properties officeooo:paragraph-rsid="00320552"/>
    </style:style>
    <style:style style:name="P21" style:family="paragraph" style:parent-style-name="Standard">
      <style:text-properties officeooo:rsid="001a8002" officeooo:paragraph-rsid="001a8002"/>
    </style:style>
    <style:style style:name="P22" style:family="paragraph" style:parent-style-name="Standard">
      <style:text-properties officeooo:paragraph-rsid="0037b82f"/>
    </style:style>
    <style:style style:name="P23" style:family="paragraph" style:parent-style-name="Standard">
      <style:paragraph-properties fo:text-align="center" style:justify-single-word="false"/>
      <style:text-properties officeooo:paragraph-rsid="0037b82f"/>
    </style:style>
    <style:style style:name="T1" style:family="text">
      <style:text-properties officeooo:rsid="0018a3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7032" style:font-weight-asian="bold" style:font-weight-complex="bold"/>
    </style:style>
    <style:style style:name="T4" style:family="text">
      <style:text-properties fo:font-weight="bold" officeooo:rsid="0022dc17" style:font-weight-asian="bold" style:font-weight-complex="bold"/>
    </style:style>
    <style:style style:name="T5" style:family="text">
      <style:text-properties fo:font-weight="bold" officeooo:rsid="00238d93" style:font-weight-asian="bold" style:font-weight-complex="bold"/>
    </style:style>
    <style:style style:name="T6" style:family="text">
      <style:text-properties fo:font-weight="bold" officeooo:rsid="0018a3e1" style:font-weight-asian="bold" style:font-weight-complex="bold"/>
    </style:style>
    <style:style style:name="T7" style:family="text">
      <style:text-properties fo:font-weight="bold" officeooo:rsid="001a8002" style:font-weight-asian="bold" style:font-weight-complex="bold"/>
    </style:style>
    <style:style style:name="T8" style:family="text">
      <style:text-properties fo:font-weight="bold" officeooo:rsid="00283e3e" style:font-weight-asian="bold" style:font-weight-complex="bold"/>
    </style:style>
    <style:style style:name="T9" style:family="text">
      <style:text-properties fo:font-weight="bold" officeooo:rsid="003933f9" style:font-weight-asian="bold" style:font-weight-complex="bold"/>
    </style:style>
    <style:style style:name="T10" style:family="text">
      <style:text-properties officeooo:rsid="001a8002"/>
    </style:style>
    <style:style style:name="T11" style:family="text">
      <style:text-properties officeooo:rsid="00283e3e"/>
    </style:style>
    <style:style style:name="T12" style:family="text">
      <style:text-properties officeooo:rsid="0030236e"/>
    </style:style>
    <style:style style:name="T13" style:family="text">
      <style:text-properties officeooo:rsid="003078c1"/>
    </style:style>
    <style:style style:name="T14" style:family="text">
      <style:text-properties officeooo:rsid="0031609b"/>
    </style:style>
    <style:style style:name="T15" style:family="text">
      <style:text-properties officeooo:rsid="003195ee"/>
    </style:style>
    <style:style style:name="T16" style:family="text">
      <style:text-properties officeooo:rsid="0031cd36"/>
    </style:style>
    <style:style style:name="T17" style:family="text">
      <style:text-properties officeooo:rsid="00320552"/>
    </style:style>
    <style:style style:name="T18" style:family="text">
      <style:text-properties officeooo:rsid="0033c1b4"/>
    </style:style>
    <style:style style:name="T19" style:family="text">
      <style:text-properties officeooo:rsid="0035fa3b"/>
    </style:style>
    <style:style style:name="T20" style:family="text">
      <style:text-properties officeooo:rsid="003933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щая архитектура ПО создания и восстановления данных.</text:p>
      <text:p text:style-name="Standard"/>
      <text:p text:style-name="Standard">ПО состоит из 5 модулей:</text:p>
      <text:p text:style-name="Standard"><text:tab/>dump_scheduler.py - планировщик (им нужно пользоваться)</text:p>
      <text:p text:style-name="Standard"><text:tab/>dump_script.py - скрипт для создания РК</text:p>
      <text:p text:style-name="Standard"><text:tab/>root_settings.py - настройки администратора (им нужно пользоваться)</text:p>
      <text:p text:style-name="Standard"><text:tab/>settings.py - настройки пользователя (им нужно пользоваться)</text:p>
      <text:p text:style-name="Standard"><text:tab/>tools.py - вспомогательный модуль, нужный для корректной работы остальных модулей</text:p>
      <text:p text:style-name="Standard"/>
      <text:p text:style-name="P23"><text:span text:style-name="T9">Настройка MySQL перед использованием ПО</text:span><text:span text:style-name="T2">.</text:span></text:p>
      <text:p text:style-name="P22"/>
      <text:p text:style-name="P22">Для корректной работы ПО НЕОБХОДИМО создать пользователя MySQL с ПОЛНЫМИ ПРАВАМИ. Рекомендуемое имя пользователя - 'root'. Создать пользователя, и дать ему все права можно с помощью команды:</text:p>
      <text:p text:style-name="P22">'GRANT ALL PRIVILEGES ON *.* TO 'root'@'%' IDENTIFIED BY '&lt;password&gt;' WITH GRANT OPTION;', где &lt;password&gt; - пароль для пользователя.</text:p>
      <text:p text:style-name="P22">Важно: пользователь ДОЛЖЕН иметь пароль.</text:p>
      <text:p text:style-name="P22">Важно: при дальнейших запусках ПО данные этого пользователь ДОЛЖНЫ быть указаны в параметрах: USER, PASSWORD.</text:p>
      <text:p text:style-name="Standard"/>
      <text:p text:style-name="P2">Процедура конфигурации программы.</text:p>
      <text:p text:style-name="Standard"/>
      <text:p text:style-name="Standard">Для работы с ПО для резервного копирования и восстановления данных используется модуль dump_scheduler.py.</text:p>
      <text:p text:style-name="Standard">Перед первым запуском программы нужно настроить файл с настройками администратора root_settings.py и файл с настройками пользователя settings.py.</text:p>
      <text:p text:style-name="Standard"/>
      <text:p text:style-name="Standard">Используются следующие обозначения:</text:p>
      <text:p text:style-name="Standard">dump_task - задача для автоматического создания РК</text:p>
      <text:p text:style-name="Standard">Конфиг пользователя - файл с настройками для создания РК, имеющий расширение *.json</text:p>
      <text:p text:style-name="Standard"/>
      <text:p text:style-name="Standard">Файл root_settings.py имеет следующие параметры настройки:</text:p>
      <text:p text:style-name="Standard">ROW_LIMIT - максимальное количество строк в БД, которые можно брать за раз (связан с параметром MAX_ALLOWED_PACKET). Увеличение параметра увеличит количество строк в 1 порции записи в файл РК. Слишком большое значение параметра может привести к ошибке связанной с переполнением пакета (MAX_ALLOWED_PACKET). НЕ рекомендуется устанавливать значение ROW_LIMIT &gt; 500000.</text:p>
      <text:p text:style-name="Standard"/>
      <text:p text:style-name="Standard">MAX_ALLOWED_PACKET - в байтах отражает количество максимального пакета. Параметр указывается в байтах. Слишком низкое значение параметра может привести к переполнению пакета (особенно, если ROW_LIMIT имеет большое значение). Рекомендуемое значение MAX_ALLOWED_PACKET = 67108864 (64 M).</text:p>
      <text:p text:style-name="Standard"/>
      <text:p text:style-name="Standard">SPLIT_LIMIT - максимальный допустимый размер файла. В случае, если РК превышает его, то файл разбивается на части. Каждая часть имеет суффикс '-part-&lt;n&gt;', где &lt;n&gt; - номер части (состоит из букв латинского алфавита). Рекомендуемое значение SPLIT_LIMIT = '100M'.</text:p>
      <text:p text:style-name="Standard"/>
      <text:p text:style-name="Standard">SAME_EXCEPTION_LIMIT - максимальное число итераций, которое прерывает исполнение dump_script.py, когда возникает зацикленность. Рекомендуемое значение SAME_EXCEPTION_LIMIT = 3.</text:p>
      <text:p text:style-name="Standard"/>
      <text:p text:style-name="Standard"><text:soft-page-break/>PING_SECONDS - максимальный таймаут для проверки хоста. Параметр указывается в секундах. Рекомендуемое значение PING_SECONDS = 5.</text:p>
      <text:p text:style-name="Standard"/>
      <text:p text:style-name="Standard">HOST - имя хоста для подключения к БД. Пример корректного значения параметра: HOST = '192.168.100.132'.</text:p>
      <text:p text:style-name="Standard"/>
      <text:p text:style-name="Standard">USER - имя пользователя для подключения к БД. Пример корректного значения параметра: USER = 'root'.</text:p>
      <text:p text:style-name="Standard"/>
      <text:p text:style-name="Standard">PASSWORD - пароль для подключения к БД. Пример корректного значения параметра: PASSWORD = '13881234'.</text:p>
      <text:p text:style-name="Standard"/>
      <text:p text:style-name="Standard">PYTHON_INTEPRETER - путь к интерпретатору Python. Пример корректного значения параметра: PYTHON_INTEPRETER = '/usr/bin/python3'.</text:p>
      <text:p text:style-name="Standard"/>
      <text:p text:style-name="Standard">DUMP_SCRIPT - путь к скрипту для создания РК (dump_script.py). Пример корректного значения параметра: DUMP_SCRIPT = '/home/aadmin/dumps/dump_script.py'.</text:p>
      <text:p text:style-name="Standard"/>
      <text:p text:style-name="Standard">DUMP_TASKS_FILE - путь к файлу с dump_task'ами (по умолчанию файл называется dump_tasks). Пример корректного значения параметра: DUMP_TASKS_FILE = '/home/aadmin/dumps/dump_tasks'.</text:p>
      <text:p text:style-name="Standard"/>
      <text:p text:style-name="Standard">CONFIG_DIR - путь к папке с конфигами скрипта (по умолчанию папка называется script_configs). Пример корректного значения параметра: CONFIG_DIR = '/home/aadmin/dumps/script_configs'.</text:p>
      <text:p text:style-name="Standard"/>
      <text:p text:style-name="Standard">TERMINAL_ENCODING - кодировка терминала (по умолчанию 'utf-8'). Пример корректного значения параметра: TERMINAL_ENCODING = 'utf-8'.</text:p>
      <text:p text:style-name="Standard"/>
      <text:p text:style-name="Standard">Файл settings.py имеет следующие параметры настройки:</text:p>
      <text:p text:style-name="Standard">LOG_FILE - путь к файлу с логами. В данной версии программы (какой? N) все логи записываются в единый лог (по умолчанию файл называется log.txt). Пример корректного значения параметра: LOG_FILE = '/home/aadmin/dumps/log.txt'.</text:p>
      <text:p text:style-name="Standard"/>
      <text:p text:style-name="Standard">BACKUP_DIR - путь к папке с РК (по умолчанию папка называется backups). Пример корректного значения параметра: BACKUP_DIR = '/home/aadmin/dumps/backups'.</text:p>
      <text:p text:style-name="Standard"/>
      <text:p text:style-name="Standard">ALLOW_DUPLICATE_TASKS - режим работы с повторяющимися dump_task'ами или без дублирования. По умолчанию параметр ALLOW_DUPLICATE_TASKS = False. Это соответствует запрету на создание дублирующих dump_task'ов (пара &lt;db&gt; &lt;mode&gt; должна быть уникальной для каждой задачи). В этом случае, если dump_task с парой &lt;db&gt; &lt;mode&gt; <text:s/>существует, то он удалится. Если ALLOW_DUPLICATE_TASKS = True, то создание нескольких dump_task'ов с одинаковой парой &lt;db&gt; &lt;mode&gt; возможно. Более подробное описание примера описано в команде создания dump_task'а 'python3 dump_scheduler.py add &lt;user config&gt;'.</text:p>
      <text:p text:style-name="Standard"/>
      <text:p text:style-name="P6">Запуск ПО.</text:p>
      <text:p text:style-name="P8"/>
      <text:p text:style-name="P8">Запуск модуля dump_scheduler.py осуществляется с помощью интерепретатора python3:</text:p>
      <text:p text:style-name="P8">python3 dump_scheduler.py</text:p>
      <text:p text:style-name="P8"/>
      <text:p text:style-name="P6">Опции ПО.</text:p>
      <text:p text:style-name="P8"><text:soft-page-break/></text:p>
      <text:p text:style-name="P8">Для dump_scheduler.py определено 5 опций:</text:p>
      <text:p text:style-name="P8"><text:s text:c="3"/>add <text:s text:c="7"/># добавить dump_task (режим "mode": "monthly", "mode": "yearly")</text:p>
      <text:p text:style-name="P8"><text:s text:c="3"/>check <text:s text:c="3"/># проверить конфиг пользователя</text:p>
      <text:p text:style-name="P8"><text:s text:c="3"/>delete <text:s text:c="3"/># удалить dump_task</text:p>
      <text:p text:style-name="P8"><text:s text:c="3"/>dump <text:s text:c="7"/># создать РК в ручном режиме ("mode": "manual")</text:p>
      <text:p text:style-name="P8"><text:s text:c="3"/>list <text:s text:c="7"/># просмотреть список созданных dump_task'ов</text:p>
      <text:p text:style-name="P8"/>
      <text:p text:style-name="P3">Настройка конфига пользователя (user config).</text:p>
      <text:p text:style-name="P9"/>
      <text:p text:style-name="P9">Перед созданием РК необходимо настроить конфиг пользователя. Для каждого dump_task'а, для каждой РК нужно перенастраивать конфиг пользователя. Конфиг содержит только 1 задачу. Конфиг пользователя содержит внутри json словарь с опциями для создания dump_task'а или создания РК.</text:p>
      <text:p text:style-name="P9"/>
      <text:p text:style-name="P3">Общие опции конфига пользователя.</text:p>
      <text:p text:style-name="P3"/>
      <text:p text:style-name="P9">Опция "mode" отвечает за режим работы планировщика. Всего есть 3 режима:</text:p>
      <text:p text:style-name="P9"><text:tab/>'monthly' - месячная РК</text:p>
      <text:p text:style-name="P9"><text:tab/>'yearly' - годовая РК</text:p>
      <text:p text:style-name="P9"><text:tab/>'manual' - ручной режим создания РК</text:p>
      <text:p text:style-name="P9">Пример: "mode": "monthly" # корректная опция для месячной РК</text:p>
      <text:p text:style-name="P9"/>
      <text:p text:style-name="P9">Опция "db" хранит имя БД, dump_task или РК которой создаётся</text:p>
      <text:p text:style-name="P9">Пример: "db": "asrk_bg" # корректная опция для БД "asrk_bg"</text:p>
      <text:p text:style-name="P9"/>
      <text:p text:style-name="P19"><text:span text:style-name="T10">Опция "gz" настраивает архивацию (сжатие) готового файла РК. </text:span><text:span text:style-name="T13">Н</text:span><text:span text:style-name="T14">Е</text:span><text:span text:style-name="T13"> я</text:span><text:span text:style-name="T10">вляется обязательной. Допустимые значения для опции "gz": ['True', 'False']</text:span></text:p>
      <text:p text:style-name="P9">Пример: "gz": "True" # корректная опция для сжатия файла РК</text:p>
      <text:p text:style-name="P9"/>
      <text:p text:style-name="P4">Опции <text:span text:style-name="T11">конфига </text:span><text:span text:style-name="T10">пользователя</text:span> для месячной, годовой резервных копий.</text:p>
      <text:p text:style-name="P9"/>
      <text:p text:style-name="P9">Для создания dump_task'а ("mode": "yearly", "mode": "monthly") - вводятся опции: "day", "time".</text:p>
      <text:p text:style-name="P9"/>
      <text:p text:style-name="P19"><text:span text:style-name="T10">Опция "day" задаёт день создания РК в dump_task'е. День может принимать значения 1-31. НО НЕ РЕКОМЕНДУЕТСЯ устанавливать "day" &gt; 28. Т.к. такая настройка опции будет срабатывать только, если в месяце есть такое число. Если же в месяце нет такого числа, то </text:span><text:span text:style-name="T18">этот месяц</text:span><text:span text:style-name="T10"> пропускается.</text:span></text:p>
      <text:p text:style-name="P9">Пример: "day": "8" # РК создастся на 8-й день месяца</text:p>
      <text:p text:style-name="P9"/>
      <text:p text:style-name="P9">Опция "time" задаёт время создания файла РК. Время указывается в формате ("hh:mm"). Указанное время воспринимается как системное (часовой пояс IST). </text:p>
      <text:p text:style-name="P9">Пример: "time": "18:00" # РК создастся в 18:00</text:p>
      <text:p text:style-name="P9"/>
      <text:p text:style-name="P9">Для "mode": "yearly" вводится дополнительная опция "month", означающая № месяца. Нумерация месяцев с 1 до 12. </text:p>
      <text:p text:style-name="P9">Пример "month": "5" # РК создастся в 5 месяце (май)</text:p>
      <text:p text:style-name="P9"/>
      <text:p text:style-name="P14"><text:span text:style-name="T3">Опции </text:span><text:span text:style-name="T8">конфига </text:span><text:span text:style-name="T7">пользователя</text:span><text:span text:style-name="T3"> для </text:span><text:span text:style-name="T4">ручной</text:span><text:span text:style-name="T3"> резервн</text:span><text:span text:style-name="T4">ой</text:span><text:span text:style-name="T3"> копи</text:span><text:span text:style-name="T4">и</text:span><text:span text:style-name="T3">.</text:span></text:p>
      <text:p text:style-name="P9"/>
      <text:p text:style-name="P20"><text:span text:style-name="T10">Для создания РК в ручном режиме </text:span><text:span text:style-name="T17">используется </text:span><text:span text:style-name="T18">режим </text:span><text:span text:style-name="T10">"mode": "manual".</text:span></text:p>
      <text:p text:style-name="P19"><text:soft-page-break/>Чтобы задать диапазон среза данных необходимо добавить опции 'from', 'to'. Каждая из опций должна быть '' (пустой строкой) или иметь ISO формат: 'YYYY-MM-DD hh:mm:ss', где </text:p>
      <text:p text:style-name="P19">YYYY - год</text:p>
      <text:p text:style-name="P19">MM - № месяца</text:p>
      <text:p text:style-name="P19">DD - № дня</text:p>
      <text:p text:style-name="P19">hh - часы</text:p>
      <text:p text:style-name="P19">mm - минуты</text:p>
      <text:p text:style-name="P19">ss - секунды</text:p>
      <text:p text:style-name="P19">Пример: </text:p>
      <text:p text:style-name="P19">'from': '2022-04-30 18:00:00', # означает, что срез будет с 30 апреля 2022 года с 18 часов 00 минут 00 секунд</text:p>
      <text:p text:style-name="P19">'to': '' # до текущего момента времени ('' - пустая строка)</text:p>
      <text:p text:style-name="P19">Важно: если и 'from', и 'to' имеют ISO формат, то 'from' &lt; 'to' (значение опции 'from' РАНЬШЕ, чем значение опции 'to')</text:p>
      <text:p text:style-name="P19"/>
      <text:p text:style-name="P19"><text:span text:style-name="T10">Для ручно</text:span><text:span text:style-name="T19">го</text:span><text:span text:style-name="T10"> режим</text:span><text:span text:style-name="T19">а</text:span><text:span text:style-name="T10"> ("mode": "manual") вводится обязательн</text:span><text:span text:style-name="T15">ая</text:span><text:span text:style-name="T10"> </text:span><text:span text:style-name="T15">опция</text:span><text:span text:style-name="T10"> "dump_filename", отвечающ</text:span><text:span text:style-name="T15">ая</text:span><text:span text:style-name="T10"> за имя файла, создаваемой РК. Имя файла может содержать латинские буквы, цифры, символы '_'. Расширение файла должно быть '.sql'. В этом параметре НЕ нужно указывать полный путь к файлу!</text:span></text:p>
      <text:p text:style-name="P9">Пример: "dump_filename": "test_asrk_8.sql" - создаст РК в ручном режиме с именем "test_asrk_8.sql".</text:p>
      <text:p text:style-name="P9">Важно: если файл РК с таким именем уже существует, то нужно либо изменить значение опции "dump_filename", либо удалить имеющуюся РК.</text:p>
      <text:p text:style-name="P9"/>
      <text:p text:style-name="P19"><text:span text:style-name="T10">Также для "mode": "manual" можно добавить необязательн</text:span><text:span text:style-name="T16">ая</text:span><text:span text:style-name="T10"> </text:span><text:span text:style-name="T16">опция</text:span><text:span text:style-name="T10"> "dump_dir", указывающ</text:span><text:span text:style-name="T16">ая</text:span><text:span text:style-name="T10"> полный путь до папки с РК.</text:span></text:p>
      <text:p text:style-name="P9">Важно: для режимов создания dump_task'а ("mode": "yearly", "mode": "monthly") НЕВОЗМОЖНО добавить опцию "dump_dir".</text:p>
      <text:p text:style-name="P9"/>
      <text:p text:style-name="P9">По умолчанию для ВСЕХ режимов ('mode' in ['monthly', 'yearly', 'manual']) полный путь к папке с РК хранится в параметре настроек пользователя (settings.py) BACKUP_DIR.</text:p>
      <text:p text:style-name="P9"/>
      <text:p text:style-name="P5">Опция <text:span text:style-name="T1">check </text:span><text:span text:style-name="T10">dump_scheduler.py.</text:span></text:p>
      <text:p text:style-name="P9"/>
      <text:p text:style-name="P9">Перед созданием dump_task'а или созданием РК в ручном режиме желательно проверить корректность конфига пользователя с помощью команды 'python3 dump_scheduler.py check &lt;user config&gt;', где &lt;user config&gt; - путь к файлу конфига пользователя.</text:p>
      <text:p text:style-name="P9">В случае успеха программа выведет надпись 'user config is correct'.</text:p>
      <text:p text:style-name="P9">В противном случае, программа выведет описание ошибки и надпись: 'user config is not correct'. Указанную ошибку нужно исправить и заново запустить команду 'python3 dump_scheduler.py check &lt;user config&gt;'</text:p>
      <text:p text:style-name="P9"/>
      <text:p text:style-name="P13"><text:span text:style-name="T5">Опция add</text:span><text:span text:style-name="T6"> </text:span><text:span text:style-name="T7">dump_scheduler.py.</text:span></text:p>
      <text:p text:style-name="P9"/>
      <text:p text:style-name="P9">Для создания dump_task'а используется команда 'python3 dump_scheduler.py add &lt;user config&gt;'.</text:p>
      <text:p text:style-name="P9">В случае успеха программа выведет: </text:p>
      <text:p text:style-name="P9">'Dump task &lt;n&gt; added'</text:p>
      <text:p text:style-name="P9">'&lt;n&gt;<text:tab/>&lt;db&gt;<text:tab/>&lt;mode&gt;<text:tab/>&lt;cron_task&gt;' # новый, созданный dump_task, где</text:p>
      <text:p text:style-name="P9"/>
      <text:p text:style-name="P9">&lt;n&gt; - № созданного dump_task'а</text:p>
      <text:p text:style-name="P9">&lt;db&gt; - БД созданного dump_task'а</text:p>
      <text:p text:style-name="P9"><text:soft-page-break/>&lt;mode&gt; - режим созданного dump_task'а</text:p>
      <text:p text:style-name="P9">&lt;cron_task&gt; имеет формат '&lt;mm&gt; &lt;hh&gt; &lt;day&gt; &lt;month&gt; &lt;day of week&gt; &lt;PYTHON_INTEPRETER&gt; &lt;DUMP_SCRIPT&gt; &lt;script config&gt;', где</text:p>
      <text:p text:style-name="P9">&lt;mm&gt; - минуты из &lt;user config&gt; (Опция "time")</text:p>
      <text:p text:style-name="P9">&lt;hh&gt; - часы из &lt;user config&gt; (Опция "time")</text:p>
      <text:p text:style-name="P9">&lt;day&gt; - день из &lt;user config&gt; (Опция "day")</text:p>
      <text:p text:style-name="P9">&lt;month&gt; - месяц из &lt;user config&gt; (Опция "month") # Для "mode": "monthly" - указывается '*' (каждый месяц)</text:p>
      <text:p text:style-name="P9">&lt;day of week&gt; - день недели # всегда '*' (в любой день недели)</text:p>
      <text:p text:style-name="P9">&lt;PYTHON_INTEPRETER&gt; - параметр настройки PYTHON_INTEPRETER</text:p>
      <text:p text:style-name="P9">&lt;DUMP_SCRIPT&gt; - параметр настройки DUMP_SCRIPT</text:p>
      <text:p text:style-name="P9">&lt;script config&gt; - путь к конфигу скрипта # не предназначен для работы пользователя</text:p>
      <text:p text:style-name="P9"/>
      <text:p text:style-name="P9">Если параметр настроек ALLOW_DUPLICATE_TASKS = False и dump_task с парой &lt;db&gt; &lt;mode&gt; существует, то он удалится. Программа выведет: </text:p>
      <text:p text:style-name="P9">'Dump task &lt;n&gt; deleted'</text:p>
      <text:p text:style-name="P9">'&lt;n&gt;<text:tab/>&lt;db&gt;<text:tab/>&lt;mode&gt;<text:tab/>&lt;cron_task&gt;' # найденный dump_task, который был удалён</text:p>
      <text:p text:style-name="P9"/>
      <text:p text:style-name="P9">Если ALLOW_DUPLICATE_TASKS = True, то удаления дублированного dump_task'а с парой &lt;db&gt; &lt;mode&gt; не происходит.</text:p>
      <text:p text:style-name="P9"/>
      <text:p text:style-name="P9">Перед созданием dump_task'а автоматически запускается команда 'python3 dump_scheduler.py check &lt;user config&gt;'</text:p>
      <text:p text:style-name="P9">Важно: невозможно создать dump_task для режима конфига пользователя 'mode': 'manual'. Этому режиму соответствует РУЧНОЕ создание РК.</text:p>
      <text:p text:style-name="P9"/>
      <text:p text:style-name="P10"><text:span text:style-name="T5">Опция </text:span><text:span text:style-name="T2">dump</text:span><text:span text:style-name="T6"> </text:span><text:span text:style-name="T2">dump_scheduler.py.</text:span></text:p>
      <text:p text:style-name="P9"/>
      <text:p text:style-name="P9">Для создания РК в РУЧНОМ режиме используйте команду 'python3 dump_scheduler.py dump &lt;user config&gt;', где &lt;user config&gt; - путь к файлу конфига пользователя</text:p>
      <text:p text:style-name="P9"/>
      <text:p text:style-name="P11"><text:span text:style-name="T5">Опция </text:span><text:span text:style-name="T2">list</text:span><text:span text:style-name="T6"> </text:span><text:span text:style-name="T2">dump_scheduler.py.</text:span></text:p>
      <text:p text:style-name="P9"/>
      <text:p text:style-name="P9">Чтобы просмотреть все созданные dump_task'и введите команду 'python3 dump_scheduler.py list'</text:p>
      <text:p text:style-name="P9"/>
      <text:p text:style-name="P9">Надпись 'List is empty' означает, что список dump_task'ов пуст.</text:p>
      <text:p text:style-name="P9"/>
      <text:p text:style-name="P9">В противном случае выводится надпись 'List of dump tasks:'. Далее каждая новая строка соответствует отдельной задаче (dump_task'у в вышеуказанном формате).</text:p>
      <text:p text:style-name="P9"/>
      <text:p text:style-name="P12"><text:span text:style-name="T5">Опция </text:span><text:span text:style-name="T2">delete</text:span><text:span text:style-name="T6"> </text:span><text:span text:style-name="T2">dump_scheduler.py.</text:span></text:p>
      <text:p text:style-name="P9"/>
      <text:p text:style-name="P9">Для удаления dump_task'а с № &lt;n&gt; введите команду 'python3 dump_scheduler.py delete &lt;n&gt;', где &lt;n&gt; - № удаляемого задания.</text:p>
      <text:p text:style-name="P9">Если dump_task с № &lt;n&gt; не существует, то программа выведет: "&lt;n&gt; dump task is not exist". В случае успеха программа выведет:</text:p>
      <text:p text:style-name="P9">'Dump task &lt;n&gt; deleted'</text:p>
      <text:p text:style-name="P9">'&lt;n&gt;<text:tab/>&lt;db&gt;<text:tab/>&lt;mode&gt;<text:tab/>&lt;cron_task&gt;' # удалённый dump_task с № &lt;n&gt;</text:p>
      <text:p text:style-name="P9"/>
      <text:p text:style-name="P3">Процедура восстановления данных из резервных копий, в т.ч. и с внешнего носителя.</text:p>
      <text:p text:style-name="P9"/>
      <text:p text:style-name="P15"><text:soft-page-break/>Созданные РК бывают 4-х видов (с различными расширениями/суффиксами):</text:p>
      <text:p text:style-name="P15">1) .sql<text:tab/></text:p>
      <text:p text:style-name="P15"><text:tab/># Опции: </text:p>
      <text:p text:style-name="P15"><text:tab/>'gz': 'false'<text:tab/>#(или не указан вовсе)</text:p>
      <text:p text:style-name="P15"><text:tab/># Параметры:</text:p>
      <text:p text:style-name="P15"><text:tab/>SPLIT_LIMIT &gt;= &lt;размера файла РК&gt; #(.sql)</text:p>
      <text:p text:style-name="P15">2) .sql.gz</text:p>
      <text:p text:style-name="P15"><text:tab/># Опции: </text:p>
      <text:p text:style-name="P15"><text:tab/>'gz': 'true'</text:p>
      <text:p text:style-name="P15"><text:tab/># Параметры:</text:p>
      <text:p text:style-name="P15"><text:tab/>SPLIT_LIMIT &gt;= &lt;размера файла РК&gt; #(.sql.gz)</text:p>
      <text:p text:style-name="P15">3) .sql-part-&lt;n&gt;</text:p>
      <text:p text:style-name="P15"><text:tab/># Опции: </text:p>
      <text:p text:style-name="P15"><text:tab/>'gz': 'false'<text:tab/>#(или не указан вовсе)</text:p>
      <text:p text:style-name="P15"><text:tab/># Параметры:</text:p>
      <text:p text:style-name="P15"><text:tab/>SPLIT_LIMIT &lt; &lt;размера файла РК&gt; #(.sql)</text:p>
      <text:p text:style-name="P15">4) .sql.gz-part-&lt;n&gt;</text:p>
      <text:p text:style-name="P15"><text:tab/># Опции: </text:p>
      <text:p text:style-name="P15"><text:tab/>'gz': 'true'</text:p>
      <text:p text:style-name="P15"><text:tab/># Параметры:</text:p>
      <text:p text:style-name="P15"><text:tab/>SPLIT_LIMIT &lt; &lt;размера файла РК&gt; #(.sql.gz)</text:p>
      <text:p text:style-name="P15"/>
      <text:p text:style-name="P15">Для каждого вида РК используется своя команда восстановления:</text:p>
      <text:p text:style-name="P15">1) 'mysql -u root -p &lt; &lt;путь к .sql файлу&gt;'</text:p>
      <text:p text:style-name="P15">Пример: 'mysql -u root -p &lt; backups/dump_asrk_bg_monthly_2022-05-22_13_56_00.sql'</text:p>
      <text:p text:style-name="P15">2) 'cat &lt;путь к .sql.gz файлу&gt; | gunzip | mysql -u root -p'</text:p>
      <text:p text:style-name="P15">Пример: 'cat backups/dump_asrk_bg_yearly_2022-06-16_15_51_00.sql.gz | gunzip | mysql -u root -p'</text:p>
      <text:p text:style-name="P15">3) 'cat &lt;путь к .sql файлу&gt;-part-* | mysql -u root -p'<text:tab/># по сути, файла .sql не существует, т.к. после разбиения, он дробится на части (parts). Команде cat передаётся путь до любой из частей, НО вместо номера &lt;n&gt; ставится символ '*'</text:p>
      <text:p text:style-name="P15">Пример: 'cat backups/dump_asrk_bg_yearly_2022-06-08_01_04_00.sql-part-* | mysql -u root -p'</text:p>
      <text:p text:style-name="P15">4) 'cat &lt;путь к .sql.gz файлу&gt; -part-* | gunzip | mysql -u root -p'<text:tab/># по сути, файла .sql.gz не существует, т.к. после разбиения, он дробится на части (parts). Команде cat передаётся путь до любой из частей, НО вместо номера &lt;n&gt; ставится символ '*'</text:p>
      <text:p text:style-name="P15">Пример: 'cat backups/dump_asrk_bg_monthly_2022-06-08_01_10_00.sql.gz-part-* | gunzip | mysql -u root -p'</text:p>
      <text:p text:style-name="P15"/>
      <text:p text:style-name="P15">Важно: после каждой вышеуказанной команды НЕОБХОДИМО ввести пароль для пользователя root.</text:p>
      <text:p text:style-name="P15">Важно: <text:span text:style-name="T12">д</text:span>ля видов РК 3), 4) - НЕОБХОДИМО, чтобы все части (parts) были собраны в одном месте. В противном случае, если некоторых частей не будет хватать восстановление не будет корректным.</text:p>
      <text:p text:style-name="P15"/>
      <text:p text:style-name="P7">Процедура переноса резервных копий на внешние носители.</text:p>
      <text:p text:style-name="P15"/>
      <text:p text:style-name="P16">Файлы всех 4-х видов, указанных в предыдущем пункте, необходимо периодически переносить на внешние носители, чтобы избежать переполнения места на диске.</text:p>
      <text:p text:style-name="P16">Совет: для видов РК 3), 4) позаботьтесь о том, чтобы все части (parts) были собраны на одном внешнем носителе. Это необязательное правило, но оно упростит поиск всех частей (parts) для данной РК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4:45:33.548529520</meta:creation-date>
    <meta:generator>LibreOffice/6.4.7.2$Linux_X86_64 LibreOffice_project/40$Build-2</meta:generator>
    <dc:date>2022-07-02T15:26:55.742131872</dc:date>
    <meta:editing-duration>PT2H52M23S</meta:editing-duration>
    <meta:editing-cycles>35</meta:editing-cycles>
    <meta:document-statistic meta:table-count="0" meta:image-count="0" meta:object-count="0" meta:page-count="6" meta:paragraph-count="159" meta:word-count="1871" meta:character-count="13626" meta:non-whitespace-character-count="11836"/>
  </office:meta>
</office:document-meta>
</file>